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zxx" fo:country="none" officeooo:rsid="000da3fe" officeooo:paragraph-rsid="000da3fe" style:language-asian="zxx" style:country-asian="none" style:language-complex="zxx" style:country-complex="none"/>
    </style:style>
    <style:style style:name="P2" style:family="paragraph" style:parent-style-name="Standard">
      <style:paragraph-properties fo:text-align="justify" style:justify-single-word="false"/>
      <style:text-properties fo:language="zxx" fo:country="none" officeooo:rsid="000da3fe" officeooo:paragraph-rsid="000da3fe" style:language-asian="zxx" style:country-asian="none" style:language-complex="zxx" style:country-complex="none"/>
    </style:style>
    <style:style style:name="P3" style:family="paragraph" style:parent-style-name="Standard">
      <style:text-properties fo:language="zxx" fo:country="none" officeooo:rsid="000ec405" officeooo:paragraph-rsid="000ec405" style:language-asian="zxx" style:country-asian="none" style:language-complex="zxx" style:country-complex="none"/>
    </style:style>
    <style:style style:name="P4" style:family="paragraph" style:parent-style-name="Standard">
      <style:paragraph-properties fo:text-align="justify" style:justify-single-word="false"/>
      <style:text-properties fo:language="zxx" fo:country="none" officeooo:rsid="000ec405" officeooo:paragraph-rsid="000ec405" style:language-asian="zxx" style:country-asian="none" style:language-complex="zxx" style:country-complex="none"/>
    </style:style>
    <style:style style:name="P5" style:family="paragraph" style:parent-style-name="Standard">
      <style:paragraph-properties fo:text-align="justify" style:justify-single-word="false"/>
      <style:text-properties fo:language="zxx" fo:country="none" officeooo:rsid="000ec405" officeooo:paragraph-rsid="00103a91" style:language-asian="zxx" style:country-asian="none" style:language-complex="zxx" style:country-complex="none"/>
    </style:style>
    <style:style style:name="P6" style:family="paragraph" style:parent-style-name="Standard">
      <style:paragraph-properties fo:text-align="justify" style:justify-single-word="false"/>
      <style:text-properties fo:language="zxx" fo:country="none" officeooo:rsid="0011816d" officeooo:paragraph-rsid="0011816d" style:language-asian="zxx" style:country-asian="none" style:language-complex="zxx" style:country-complex="none"/>
    </style:style>
    <style:style style:name="P7" style:family="paragraph" style:parent-style-name="Standard">
      <style:paragraph-properties fo:text-align="justify" style:justify-single-word="false"/>
      <style:text-properties fo:language="zxx" fo:country="none" officeooo:rsid="0011e2a2" officeooo:paragraph-rsid="0011e2a2" style:language-asian="zxx" style:country-asian="none" style:language-complex="zxx" style:country-complex="none"/>
    </style:style>
    <style:style style:name="P8" style:family="paragraph" style:parent-style-name="Standard">
      <style:paragraph-properties fo:text-align="justify" style:justify-single-word="false"/>
      <style:text-properties fo:language="zxx" fo:country="none" officeooo:rsid="0012b509" officeooo:paragraph-rsid="0012b509" style:language-asian="zxx" style:country-asian="none" style:language-complex="zxx" style:country-complex="none"/>
    </style:style>
    <style:style style:name="P9" style:family="paragraph" style:parent-style-name="Standard">
      <style:paragraph-properties fo:text-align="justify" style:justify-single-word="false"/>
      <style:text-properties fo:language="zxx" fo:country="none" officeooo:rsid="00147d8b" officeooo:paragraph-rsid="00147d8b" style:language-asian="zxx" style:country-asian="none" style:language-complex="zxx" style:country-complex="none"/>
    </style:style>
    <style:style style:name="T1" style:family="text">
      <style:text-properties style:text-position="sub 58%" style:font-size-asian="10.5pt"/>
    </style:style>
    <style:style style:name="T2" style:family="text">
      <style:text-properties style:text-position="sub 58%" officeooo:rsid="00103a91" style:font-size-asian="10.5pt"/>
    </style:style>
    <style:style style:name="T3" style:family="text">
      <style:text-properties officeooo:rsid="00103a91"/>
    </style:style>
    <style:style style:name="T4" style:family="text">
      <style:text-properties style:text-position="super 5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MESSA</text:p>
      <text:p text:style-name="P2">L’itinerario tipico su una tratta non terminale (es. non come Taranto Nord) che porta fuori dal Paese sarà tendenzialmente rettilineo. Chi inverte la marcia uscendo dal casello e rientrando in direzione opposta fa una cosa tipica nei possibili itinerari, ma atipica sui grandi numeri.</text:p>
      <text:p text:style-name="P2">Se fai un'inversione una volta, rispetto all'itinerario totale, niente da rilevare. Se invece l'inversione viene ripetuta più volte nell'ambito dello stesso itinerario, questo è degno di nota, e vogliamo evidenziarlo con una tecnica numerica, che individuata la giusta strategia permetta un calcolo veloce per permettere il real time.</text:p>
      <text:p text:style-name="P2">Per arrivarci, bisogna prima vedere se la tecnica numerica da i risultati sperati, poi vediamo per l'efficienza.</text:p>
      <text:p text:style-name="P2"/>
      <text:p text:style-name="P2">Bisogna dare una definizione di itinerario, ossia capire quale deve essere la pausa minima per dire che sta iniziando un nuovo itinerario. Questo porta ad una complicazione, per cui, a costo di perdermi una porzione del fenomeno, propongo la semplificazione di considerare l'itinerario giornaliero.</text:p>
      <text:p text:style-name="P1"/>
      <text:p text:style-name="P1">DATABASE</text:p>
      <text:p text:style-name="P1">tabella PLATES, attributi ID, PLATE</text:p>
      <text:p text:style-name="P1">tabella GATES, attributi ID, GATE</text:p>
      <text:p text:style-name="P1">tabella TRANSITS, attributi ID_PLATE, ID_GATE, TIMESTAMP, LANE, NATIONALITY</text:p>
      <text:p text:style-name="P1"/>
      <text:p text:style-name="P1">PROCEDURA</text:p>
      <text:p text:style-name="P1">Sia la DISTINCT su PLATES.PLATE di dimensione P.</text:p>
      <text:p text:style-name="P1">Sia la DISTINCT su TRANSITS.TIMESTAMP di dimensione T.</text:p>
      <text:p text:style-name="P3">Sia l'unità di base di un itinerario una coppia di gate contigui, il cui set è C.</text:p>
      <text:p text:style-name="P3">Sia l'istanza di itinerario composta come PLATE_TIMESTAMP, il cui set è I = P*T elementi.</text:p>
      <text:p text:style-name="P3"/>
      <text:p text:style-name="P4">Consideriamo questa situazione in analogia con un corpus di documenti, in cui il set di itinerari sono i documenti e il set di possibili coppie contigue di portali è il mio set di termini consentiti.</text:p>
      <text:p text:style-name="P4">Richiamiamo quindi la misura TF*IDF, in cui TF è la frequenza del termine nel singolo documento, mentre IDF rappresenta quanto la sola presenza di un certo termine è discriminante rispetto all'intero corpus.</text:p>
      <text:p text:style-name="P4"/>
      <text:p text:style-name="P5">Sia la matrice M = CxI, in cui m<text:span text:style-name="T1">i,</text:span><text:span text:style-name="T2">j</text:span> = 1 <text:span text:style-name="T3">se I</text:span><text:span text:style-name="T2">j</text:span><text:span text:style-name="T3"> comprende la coppia c</text:span><text:span text:style-name="T1">i</text:span><text:span text:style-name="T3">, 0 altrimenti.</text:span></text:p>
      <text:p text:style-name="P6">Costruita l'intera matrice sarà possibile calcolare M<text:span text:style-name="T4">IDF</text:span> individuando sulle righe l'IDF della coppia <text:span text:style-name="T3">c</text:span><text:span text:style-name="T2">i</text:span> ed andando a inserire il valore corrispondente se la cella contiene 1.</text:p>
      <text:p text:style-name="P6"/>
      <text:p text:style-name="P6">Sommando sulle colonne di M<text:span text:style-name="T4">IDF</text:span> si ottiene un valore tanto più alto quanto più una targa in una certa giornata ha percorso coppie di portali insoliti.</text:p>
      <text:p text:style-name="P6"/>
      <text:p text:style-name="P7">La grossa difficoltà è che se, per ipotesi, P = O(3000), avremmo I = O(3000*365), circa un milione di colonne...</text:p>
      <text:p text:style-name="P7">Però copiando il db su più macchine, e dividendo in parti uguali la lista delle targhe di cui calcolare gli itinerari, allora pezzi diversi della matrice potranno essere calcolati in modo distribuito. Inoltre, subito dopo la costruzione delle varie parti di matrice, condividendo tra le macchine la quantità di colonne di ciascuno, e la somma sulle righe di ogni sotto-matrice, avremmo quello che serve per calcolare l'IDF lasciando distribuite le sotto-matrici.</text:p>
      <text:p text:style-name="P7"/>
      <text:p text:style-name="P8">Si presenta come risultato finale la ranked list dei primi k itinerari con la somma degli IDF più alta.</text:p>
      <text:p text:style-name="P8"/>
      <text:p text:style-name="P9">LAVORO FUTURO: Pensare ad un aggiornamento degli IDF, sia per trattare gli stream che per essere efficienti. (Goog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3T15:37:53.389914545</meta:creation-date>
    <dc:date>2018-03-03T16:15:45.630608503</dc:date>
    <meta:editing-duration>PT23M58S</meta:editing-duration>
    <meta:editing-cycles>6</meta:editing-cycles>
    <meta:generator>LibreOffice/5.1.6.2$Linux_X86_64 LibreOffice_project/10m0$Build-2</meta:generator>
    <meta:document-statistic meta:table-count="0" meta:image-count="0" meta:object-count="0" meta:page-count="1" meta:paragraph-count="23" meta:word-count="488" meta:character-count="3075" meta:non-whitespace-character-count="2610"/>
  </office:meta>
</office:document-meta>
</file>